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e2b" officeooo:paragraph-rsid="00026e2b"/>
    </style:style>
    <style:style style:name="P2" style:family="paragraph" style:parent-style-name="Standard">
      <style:text-properties officeooo:paragraph-rsid="0006cb45"/>
    </style:style>
    <style:style style:name="P3" style:family="paragraph" style:parent-style-name="Standard">
      <style:text-properties officeooo:paragraph-rsid="000e64c9"/>
    </style:style>
    <style:style style:name="P4" style:family="paragraph" style:parent-style-name="Standard">
      <style:text-properties officeooo:paragraph-rsid="000fc8c0"/>
    </style:style>
    <style:style style:name="P5" style:family="paragraph" style:parent-style-name="Standard">
      <style:text-properties officeooo:paragraph-rsid="00113aad"/>
    </style:style>
    <style:style style:name="P6" style:family="paragraph" style:parent-style-name="Standard">
      <style:text-properties officeooo:rsid="00158613" officeooo:paragraph-rsid="00158613"/>
    </style:style>
    <style:style style:name="P7" style:family="paragraph" style:parent-style-name="Standard">
      <style:text-properties officeooo:rsid="0018b2f0" officeooo:paragraph-rsid="0018b2f0"/>
    </style:style>
    <style:style style:name="P8" style:family="paragraph" style:parent-style-name="Standard">
      <loext:graphic-properties draw:fill-gradient-name="gradient" draw:fill-hatch-name="hatch"/>
      <style:text-properties officeooo:rsid="0018b2f0" officeooo:paragraph-rsid="0018b2f0"/>
    </style:style>
    <style:style style:name="P9" style:family="paragraph" style:parent-style-name="Standard">
      <style:text-properties officeooo:rsid="0018b2f0" officeooo:paragraph-rsid="00405532"/>
    </style:style>
    <style:style style:name="P10" style:family="paragraph" style:parent-style-name="Standard">
      <loext:graphic-properties draw:fill-gradient-name="gradient" draw:fill-hatch-name="hatch"/>
      <style:text-properties officeooo:rsid="0018b2f0" officeooo:paragraph-rsid="00405532"/>
    </style:style>
    <style:style style:name="P11" style:family="paragraph" style:parent-style-name="Standard">
      <style:text-properties officeooo:rsid="0018b2f0" officeooo:paragraph-rsid="006532a9"/>
    </style:style>
    <style:style style:name="P12" style:family="paragraph" style:parent-style-name="Standard">
      <style:text-properties officeooo:rsid="0024d961" officeooo:paragraph-rsid="0024d961"/>
    </style:style>
    <style:style style:name="P13" style:family="paragraph" style:parent-style-name="Standard">
      <style:text-properties officeooo:rsid="0024d961" officeooo:paragraph-rsid="004f0422"/>
    </style:style>
    <style:style style:name="P14" style:family="paragraph" style:parent-style-name="Standard">
      <style:text-properties officeooo:paragraph-rsid="002bd357"/>
    </style:style>
    <style:style style:name="P15" style:family="paragraph" style:parent-style-name="Standard">
      <style:text-properties officeooo:paragraph-rsid="002cf68a"/>
    </style:style>
    <style:style style:name="P16" style:family="paragraph" style:parent-style-name="Standard">
      <style:text-properties officeooo:rsid="0038e960" officeooo:paragraph-rsid="0038e960"/>
    </style:style>
    <style:style style:name="P17" style:family="paragraph" style:parent-style-name="Standard">
      <style:text-properties officeooo:rsid="003e491a" officeooo:paragraph-rsid="003e491a"/>
    </style:style>
    <style:style style:name="P18" style:family="paragraph" style:parent-style-name="Standard">
      <style:text-properties officeooo:paragraph-rsid="004c77a8"/>
    </style:style>
    <style:style style:name="P19" style:family="paragraph" style:parent-style-name="Standard">
      <style:text-properties officeooo:rsid="005005a4" officeooo:paragraph-rsid="005005a4"/>
    </style:style>
    <style:style style:name="P20" style:family="paragraph" style:parent-style-name="Standard">
      <style:text-properties officeooo:paragraph-rsid="00588db4"/>
    </style:style>
    <style:style style:name="P21" style:family="paragraph" style:parent-style-name="Standard">
      <style:text-properties officeooo:paragraph-rsid="00616d83"/>
    </style:style>
    <style:style style:name="P22" style:family="paragraph" style:parent-style-name="Standard">
      <style:text-properties officeooo:paragraph-rsid="0062397a"/>
    </style:style>
    <style:style style:name="P23" style:family="paragraph" style:parent-style-name="Standard">
      <style:text-properties officeooo:rsid="0073f85e" officeooo:paragraph-rsid="0073f85e"/>
    </style:style>
    <style:style style:name="T1" style:family="text">
      <style:text-properties officeooo:rsid="00055960"/>
    </style:style>
    <style:style style:name="T2" style:family="text">
      <style:text-properties officeooo:rsid="000a127e"/>
    </style:style>
    <style:style style:name="T3" style:family="text">
      <style:text-properties officeooo:rsid="000a7a01"/>
    </style:style>
    <style:style style:name="T4" style:family="text">
      <style:text-properties officeooo:rsid="000d4169"/>
    </style:style>
    <style:style style:name="T5" style:family="text">
      <style:text-properties officeooo:rsid="000e64c9"/>
    </style:style>
    <style:style style:name="T6" style:family="text">
      <style:text-properties officeooo:rsid="000e7337"/>
    </style:style>
    <style:style style:name="T7" style:family="text">
      <style:text-properties officeooo:rsid="00100606"/>
    </style:style>
    <style:style style:name="T8" style:family="text">
      <style:text-properties officeooo:rsid="00113aad"/>
    </style:style>
    <style:style style:name="T9" style:family="text">
      <style:text-properties officeooo:rsid="0015593c"/>
    </style:style>
    <style:style style:name="T10" style:family="text">
      <style:text-properties officeooo:rsid="001bfa86"/>
    </style:style>
    <style:style style:name="T11" style:family="text">
      <style:text-properties officeooo:rsid="001c2603"/>
    </style:style>
    <style:style style:name="T12" style:family="text">
      <style:text-properties officeooo:rsid="001d2ffb"/>
    </style:style>
    <style:style style:name="T13" style:family="text">
      <style:text-properties officeooo:rsid="001ec85c"/>
    </style:style>
    <style:style style:name="T14" style:family="text">
      <style:text-properties officeooo:rsid="001f316c"/>
    </style:style>
    <style:style style:name="T15" style:family="text">
      <style:text-properties officeooo:rsid="0020f907"/>
    </style:style>
    <style:style style:name="T16" style:family="text">
      <style:text-properties officeooo:rsid="0022bdbb"/>
    </style:style>
    <style:style style:name="T17" style:family="text">
      <style:text-properties officeooo:rsid="0023fd32"/>
    </style:style>
    <style:style style:name="T18" style:family="text">
      <style:text-properties officeooo:rsid="0024d961"/>
    </style:style>
    <style:style style:name="T19" style:family="text">
      <style:text-properties officeooo:rsid="0029e6f1"/>
    </style:style>
    <style:style style:name="T20" style:family="text">
      <style:text-properties officeooo:rsid="002b23fc"/>
    </style:style>
    <style:style style:name="T21" style:family="text">
      <style:text-properties officeooo:rsid="002bd357"/>
    </style:style>
    <style:style style:name="T22" style:family="text">
      <style:text-properties officeooo:rsid="002bf83b"/>
    </style:style>
    <style:style style:name="T23" style:family="text">
      <style:text-properties officeooo:rsid="002cf68a"/>
    </style:style>
    <style:style style:name="T24" style:family="text">
      <style:text-properties officeooo:rsid="002ee26b"/>
    </style:style>
    <style:style style:name="T25" style:family="text">
      <style:text-properties officeooo:rsid="003063f0"/>
    </style:style>
    <style:style style:name="T26" style:family="text">
      <style:text-properties officeooo:rsid="00322289"/>
    </style:style>
    <style:style style:name="T27" style:family="text">
      <style:text-properties officeooo:rsid="00329d26"/>
    </style:style>
    <style:style style:name="T28" style:family="text">
      <style:text-properties officeooo:rsid="0032b462"/>
    </style:style>
    <style:style style:name="T29" style:family="text">
      <style:text-properties officeooo:rsid="003386a0"/>
    </style:style>
    <style:style style:name="T30" style:family="text">
      <style:text-properties officeooo:rsid="003582a6"/>
    </style:style>
    <style:style style:name="T31" style:family="text">
      <style:text-properties officeooo:rsid="0035f6e9"/>
    </style:style>
    <style:style style:name="T32" style:family="text">
      <style:text-properties officeooo:rsid="003783ac"/>
    </style:style>
    <style:style style:name="T33" style:family="text">
      <style:text-properties officeooo:rsid="0037ae4a"/>
    </style:style>
    <style:style style:name="T34" style:family="text">
      <style:text-properties officeooo:rsid="0038e960"/>
    </style:style>
    <style:style style:name="T35" style:family="text">
      <style:text-properties officeooo:rsid="0039efff"/>
    </style:style>
    <style:style style:name="T36" style:family="text">
      <style:text-properties officeooo:rsid="003d86e4"/>
    </style:style>
    <style:style style:name="T37" style:family="text">
      <style:text-properties officeooo:rsid="003e5f20"/>
    </style:style>
    <style:style style:name="T38" style:family="text">
      <style:text-properties officeooo:rsid="003fee8e"/>
    </style:style>
    <style:style style:name="T39" style:family="text">
      <style:text-properties officeooo:rsid="00405532"/>
    </style:style>
    <style:style style:name="T40" style:family="text">
      <style:text-properties officeooo:rsid="004203e1"/>
    </style:style>
    <style:style style:name="T41" style:family="text">
      <style:text-properties officeooo:rsid="004e20f0"/>
    </style:style>
    <style:style style:name="T42" style:family="text">
      <style:text-properties officeooo:rsid="004e382b"/>
    </style:style>
    <style:style style:name="T43" style:family="text">
      <style:text-properties officeooo:rsid="00517775"/>
    </style:style>
    <style:style style:name="T44" style:family="text">
      <style:text-properties officeooo:rsid="00528ae0"/>
    </style:style>
    <style:style style:name="T45" style:family="text">
      <style:text-properties officeooo:rsid="0054baca"/>
    </style:style>
    <style:style style:name="T46" style:family="text">
      <style:text-properties officeooo:rsid="00558c62"/>
    </style:style>
    <style:style style:name="T47" style:family="text">
      <style:text-properties officeooo:rsid="00588db4"/>
    </style:style>
    <style:style style:name="T48" style:family="text">
      <style:text-properties officeooo:rsid="005c8720"/>
    </style:style>
    <style:style style:name="T49" style:family="text">
      <style:text-properties officeooo:rsid="005ce35e"/>
    </style:style>
    <style:style style:name="T50" style:family="text">
      <style:text-properties officeooo:rsid="005edf13"/>
    </style:style>
    <style:style style:name="T51" style:family="text">
      <style:text-properties officeooo:rsid="00616d83"/>
    </style:style>
    <style:style style:name="T52" style:family="text">
      <style:text-properties officeooo:rsid="0061b0b4"/>
    </style:style>
    <style:style style:name="T53" style:family="text">
      <style:text-properties officeooo:rsid="0062397a"/>
    </style:style>
    <style:style style:name="T54" style:family="text">
      <style:text-properties officeooo:rsid="00633f78"/>
    </style:style>
    <style:style style:name="T55" style:family="text">
      <style:text-properties officeooo:rsid="006532a9"/>
    </style:style>
    <style:style style:name="T56" style:family="text">
      <style:text-properties officeooo:rsid="00746226"/>
    </style:style>
    <style:style style:name="T57" style:family="text">
      <style:text-properties officeooo:rsid="00781405"/>
    </style:style>
    <style:style style:name="T58" style:family="text">
      <style:text-properties style:text-line-through-style="solid" style:text-line-through-type="single" officeooo:rsid="001ec85c"/>
    </style:style>
    <style:style style:name="T59" style:family="text">
      <style:text-properties style:text-line-through-style="solid" style:text-line-through-type="single" officeooo:rsid="001f316c"/>
    </style:style>
    <style:style style:name="T60" style:family="text">
      <style:text-properties style:text-line-through-style="solid" style:text-line-through-type="single" officeooo:rsid="00405532"/>
    </style:style>
    <style:style style:name="T61" style:family="text">
      <style:text-properties style:text-line-through-style="solid" style:text-line-through-type="single" officeooo:rsid="003e5f20"/>
    </style:style>
    <style:style style:name="T62" style:family="text">
      <style:text-properties style:text-line-through-style="solid" style:text-line-through-type="single" officeooo:rsid="001247eb"/>
    </style:style>
    <style:style style:name="T63" style:family="text">
      <style:text-properties style:text-line-through-style="solid" style:text-line-through-type="single" officeooo:rsid="00055960"/>
    </style:style>
    <style:style style:name="T64" style:family="text">
      <style:text-properties style:text-line-through-style="solid" style:text-line-through-type="single" officeooo:rsid="000a127e"/>
    </style:style>
    <style:style style:name="T65" style:family="text">
      <style:text-properties style:text-line-through-style="solid" style:text-line-through-type="single" officeooo:rsid="000d4169"/>
    </style:style>
    <style:style style:name="T66" style:family="text">
      <style:text-properties style:text-line-through-style="solid" style:text-line-through-type="single" officeooo:rsid="000a7a01"/>
    </style:style>
    <style:style style:name="T67" style:family="text">
      <style:text-properties style:text-line-through-style="solid" style:text-line-through-type="single" officeooo:rsid="0013b0b0"/>
    </style:style>
    <style:style style:name="T68" style:family="text">
      <style:text-properties officeooo:rsid="0078d84d"/>
    </style:style>
    <style:style style:name="T69" style:family="text">
      <style:text-properties officeooo:rsid="007b08b4"/>
    </style:style>
    <style:style style:name="T70" style:family="text">
      <style:text-properties style:text-line-through-style="none" style:text-line-through-type="none" officeooo:rsid="0078d84d"/>
    </style:style>
    <style:style style:name="T71" style:family="text">
      <style:text-properties officeooo:rsid="007d0c86"/>
    </style:style>
    <style:style style:name="T72" style:family="text">
      <style:text-properties officeooo:rsid="007dbe21"/>
    </style:style>
    <style:style style:name="T73" style:family="text">
      <style:text-properties officeooo:rsid="007eb208"/>
    </style:style>
    <style:style style:name="T74" style:family="text">
      <style:text-properties officeooo:rsid="00802660"/>
    </style:style>
    <style:style style:name="T75" style:family="text">
      <style:text-properties officeooo:rsid="0082a48d"/>
    </style:style>
    <style:style style:name="T76" style:family="text">
      <style:text-properties officeooo:rsid="00854381"/>
    </style:style>
    <style:style style:name="T77" style:family="text">
      <style:text-properties officeooo:rsid="0087f436"/>
    </style:style>
    <style:style style:name="T78" style:family="text">
      <style:text-properties officeooo:rsid="00898f7b"/>
    </style:style>
    <style:style style:name="T79" style:family="text">
      <style:text-properties officeooo:rsid="0089e545"/>
    </style:style>
    <style:style style:name="T80" style:family="text">
      <style:text-properties officeooo:rsid="008a8635"/>
    </style:style>
    <style:style style:name="T81" style:family="text">
      <style:text-properties officeooo:rsid="008b6c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 hermes-dec decompiler will follow this flow, <text:span text:style-name="T43">with one adequately named Python module file per implementation pass, </text:span><text:span text:style-name="T44">and all the data above holded in an unique ‘HermesDecompiler’ umbrella state-holding </text:span><text:span text:style-name="T45">object/class :</text:span></text:p>
      <text:p text:style-name="P6"/>
      <text:p text:style-name="P6"/>
      <text:p text:style-name="P19">0 [Pass0_Internally_Disassemble]. <text:span text:style-name="T44">Decode/parse a HBCFile using the ‘HBCReader’ class of ‘./hermes-dec/parsers/hbc_file_parser.py’ that will contain zippable ‘function_headers’ and ‘function_ops’ lists of objects. </text:span><text:span text:style-name="T46">(=&gt; sent to the hermes_decompiler.hbc_reader object</text:span></text:p>
      <text:p text:style-name="P6"/>
      <text:p text:style-name="P7">a <text:span text:style-name="T17">[Pass1_MakeGraphs]</text:span>. <text:span text:style-name="T10">Create a set of directed graphes each connecting functions to their inner closures/</text:span><text:span text:style-name="T11">common-scope </text:span><text:span text:style-name="T10">definitions </text:span><text:span text:style-name="T17">(cross-refs then edges between subroutines)</text:span></text:p>
      <text:p text:style-name="P9"><text:tab/><text:span text:style-name="T39">Note : The nodes of the graphes are ‘</text:span><text:span text:style-name="T38">DecompiledFunctionBody’ </text:span><text:span text:style-name="T39">objects which will further contain decompiled code and be used for all of the five passes.</text:span></text:p>
      <text:p text:style-name="P11"><text:tab/><text:span text:style-name="T55">=&gt; Remind to create a graph of « CreateClosure » graphes, e.g :</text:span></text:p>
      <text:p text:style-name="P11"><text:tab/><text:tab/>==&gt; 000000bd: &lt;CreateClosure&gt;: &lt;Reg8: 1, Reg8: 1, function_id: 17897&gt; <text:s/># Function: [#17897 b'' of 268 bytes]: 1 params @ offset 0x00346249</text:p>
      <text:p text:style-name="P9"><text:tab/><text:tab/>==&gt; 000000c2: &lt;Call3&gt;: &lt;Reg8: 1, Reg8: 3, Reg8: 0, Reg8: 1, Reg8: 2&gt;</text:p>
      <text:p text:style-name="P7"/>
      <text:p text:style-name="P8">b. <text:span text:style-name="T17">[Pass2_</text:span><text:span text:style-name="T18">MakeAtomicFlow</text:span><text:span text:style-name="T17">] </text:span><text:span text:style-name="T12">Produce a flow of abstract objects </text:span><text:span text:style-name="T13">(individual lists of objects </text:span><text:span text:style-name="T69">peraining to the </text:span><text:span text:style-name="T58">inherited from the ‘AtomicFlowStatement’</text:span><text:span text:style-name="T13"> ‘</text:span><text:span text:style-name="T57">Token</text:span><text:span text:style-name="T68">String</text:span><text:span text:style-name="T57">’</text:span><text:span text:style-name="T13"> </text:span><text:span text:style-name="T58">abstract</text:span><text:span text:style-name="T13"> class, </text:span><text:span text:style-name="T68">containing a list of objects inherithed from the ‘</text:span><text:span text:style-name="T70">Token</text:span><text:span text:style-name="T68">’ class</text:span><text:span text:style-name="T13"> </text:span><text:span text:style-name="T14">(such as ‘LeftHandRegToken’, ‘</text:span><text:span text:style-name="T74">LeftHandGlobalVarToken’,</text:span><text:span text:style-name="T14"> ‘AssingmentToken’, ‘</text:span><text:span text:style-name="T75">RawToken’,</text:span><text:span text:style-name="T14"> ‘RightHandGlobalVarToken’, ‘RightHandRegToken’, ‘</text:span><text:span text:style-name="T78">BuiltinFunctionToken’, ‘</text:span><text:span text:style-name="T80">DotAccessorToken’, ‘</text:span><text:span text:style-name="T81">CatchBlockStart’,</text:span><text:span text:style-name="T80"> </text:span><text:span text:style-name="T78">‘</text:span><text:span text:style-name="T79">FunctionToken’,</text:span><text:span text:style-name="T14"> ‘</text:span><text:span text:style-name="T59">AtomicFlowStatement</text:span><text:span text:style-name="T14">’, ‘BlockStart’, ‘BlockEnd’ </text:span><text:span text:style-name="T16">(</text:span><text:span text:style-name="T28">that will from Pass3 include identifie</text:span><text:span text:style-name="T29">d</text:span><text:span text:style-name="T16"> conditions, loops, and additionally exception handling scopes)</text:span><text:span text:style-name="T14">, ‘JumpTarget’/’</text:span><text:span text:style-name="T15">Jump’ </text:span><text:span text:style-name="T16">(to be eventually rewritten to loop/condition blocks by further passes)</text:span><text:span text:style-name="T14">, </text:span><text:span text:style-name="T12">as defined in the ‘decompilation/defs.py’ file</text:span></text:p>
      <text:p text:style-name="P10"><text:tab/><text:span text:style-name="T39">Note : The ‘</text:span><text:span text:style-name="T60">AtomicFlowStatement</text:span><text:span text:style-name="T39"> </text:span><text:span text:style-name="T71">TokenString</text:span><text:span text:style-name="T39">’ objects are hosted in the ‘ </text:span><text:span text:style-name="T38">DecompiledFunctionBody’ </text:span><text:span text:style-name="T39">object and are used into all of passes 2-5 until producing the final outp</text:span><text:span text:style-name="T56">u</text:span><text:span text:style-name="T39">t.</text:span></text:p>
      <text:p text:style-name="P1"/>
      <text:p text:style-name="P13">c. [Pass3_StructureDecompiledFlow] Rewrite the ‘Jump’/’JumpTarget’ objects of the flow into <text:span text:style-name="T30">if/else, </text:span><text:span text:style-name="T42">switch/case/break including fallthroughs, </text:span><text:span text:style-name="T31">if/else if/else if/else, </text:span><text:span text:style-name="T32">ternary </text:span><text:span text:style-name="T33">(?)</text:span><text:span text:style-name="T32">,</text:span><text:span text:style-name="T30"> while, </text:span><text:span text:style-name="T36">for, </text:span><text:span text:style-name="T30">do/while constructs </text:span><text:span text:style-name="T34">using some kind of pattern-matching </text:span><text:span text:style-name="T38">(leveraging a lookup table of instruction offsets and jump offsets located in each ‘DecompiledFunctionBody’ object)</text:span></text:p>
      <text:p text:style-name="P12"/>
      <text:p text:style-name="P16">d. [Pass4_<text:span text:style-name="T35">MergeAtomicItems</text:span>] <text:span text:style-name="T35">Merge atomic items of the control flow into single statements/variable assignments </text:span><text:span text:style-name="T54">(using an algorithm such as : check whether a register assigned somewhere in item A is used nowhere else than in item B before either its reassignment or the end of the given subroutine, then it it is the case merge)</text:span><text:span text:style-name="T35">.</text:span></text:p>
      <text:p text:style-name="P16"/>
      <text:p text:style-name="P17">e. [Pass5_MergeClosures] Merge closures <text:span text:style-name="T37">into single ‘</text:span><text:span text:style-name="T61">AtomicFlowStatement</text:span><text:span text:style-name="T37"> </text:span><text:span text:style-name="T72">TokenString</text:span><text:span text:style-name="T37">’ items </text:span>with their parent function bodies using graph/node-alike links created previously</text:p>
      <text:p text:style-name="P17"/>
      <text:p text:style-name="P23">f. [Pass6_ProduceText] </text:p>
      <text:p text:style-name="P1"/>
      <text:p text:style-name="P1"># We’re annotating the bytecode <text:span text:style-name="T18">as Pass2 should </text:span><text:span text:style-name="T40">be</text:span> :</text:p>
      <text:p text:style-name="Standard"/>
      <text:p text:style-name="Standard">=&gt; [Function #0 b'global' of 63583 bytes]: 1 params @ offset 0x00110334</text:p>
      <text:p text:style-name="Standard"/>
      <text:p text:style-name="Standard">Bytecode listing:</text:p>
      <text:p text:style-name="Standard"/>
      <text:p text:style-name="P2"><text:soft-page-break/>=&gt; 00000000: ==&gt; &lt;DeclareGlobalVar&gt;: &lt;string_id: 15201&gt; <text:s/># String: b'__BUNDLE_START_TIME__' (Identifier)<text:span text:style-name="T1"> # <text:tab/></text:span><text:span text:style-name="T73">self.push(TokenString</text:span><text:span text:style-name="T75">([LeftHandGlobalVa</text:span><text:span text:style-name="T77">r</text:span><text:span text:style-name="T75">Token(‘__BUNDLE_START_TIME__’), AssignmentToken(), </text:span><text:span text:style-name="T76">RawToken(‘undefined’)])</text:span><text:span text:style-name="T73">) </text:span><text:span text:style-name="T62">self.push(</text:span><text:span text:style-name="T63">AtomicFlowStatement</text:span><text:span text:style-name="T64">(assigns_to_global_var = ’</text:span><text:span text:style-name="T63">__BUNDLE_START_TIME__’, </text:span><text:span text:style-name="T65">assignment_string = ‘undefined’</text:span><text:span text:style-name="T66">)</text:span><text:span text:style-name="T67">)</text:span></text:p>
      <text:p text:style-name="P3">==&gt; 00000005: ==&gt; &lt;DeclareGlobalVar&gt;: &lt;string_id: 11035&gt; <text:s/># String: b'__DEV__' (Identifier)<text:span text:style-name="T1"> # <text:tab/></text:span><text:span text:style-name="T8">self.push(</text:span><text:span text:style-name="T1">AtomicFlowStatement</text:span><text:span text:style-name="T2">(assigns_to_global_var = ’</text:span><text:span text:style-name="T1">__</text:span><text:span text:style-name="T5">DEV</text:span><text:span text:style-name="T1">__’, </text:span><text:span text:style-name="T4">assignment_string = ‘undefined’</text:span><text:span text:style-name="T3">)</text:span><text:span text:style-name="T8">)</text:span></text:p>
      <text:p text:style-name="P5">==&gt; 0000000a: ==&gt; &lt;DeclareGlobalVar&gt;: &lt;string_id: 204&gt; <text:s/># String: b'process' (Identifier)<text:span text:style-name="T1"> # <text:tab/></text:span><text:span text:style-name="T7">self.</text:span><text:span text:style-name="T8">push(</text:span><text:span text:style-name="T1">AtomicFlowStatement</text:span><text:span text:style-name="T2">(assigns_to_global_var = ’</text:span><text:span text:style-name="T6">process</text:span><text:span text:style-name="T1">’, </text:span><text:span text:style-name="T4">assignment_string = ‘undefined’</text:span><text:span text:style-name="T3">)</text:span><text:span text:style-name="T8">)</text:span></text:p>
      <text:p text:style-name="P4">==&gt; 0000000f: ==&gt; &lt;DeclareGlobalVar&gt;: &lt;string_id: 11049&gt; <text:s/># String: b'__METRO_GLOBAL_PREFIX__' (Identifier)<text:span text:style-name="T1"> # <text:tab/></text:span><text:span text:style-name="T7">self.push(</text:span><text:span text:style-name="T1">AtomicFlowStatement</text:span><text:span text:style-name="T2">(assigns_to_global_var = ’__METRO_GLOBAL_PREFIX__</text:span><text:span text:style-name="T1">’, </text:span><text:span text:style-name="T4">assignment_string = ‘undefined’</text:span><text:span text:style-name="T3">)</text:span><text:span text:style-name="T7">)</text:span></text:p>
      <text:p text:style-name="Standard">==&gt; 00000014: ==&gt; &lt;CreateEnvironment&gt;: &lt;Reg8: 3&gt; <text:span text:style-name="T7"># self._environment_id_to_function_id</text:span><text:span text:style-name="T9">s.setdefault(3, set()).add(0)</text:span></text:p>
      <text:p text:style-name="Standard">==&gt; 00000016: ==&gt; &lt;LoadThisNS&gt;: &lt;Reg8: 5&gt; <text:span text:style-name="T19"># </text:span><text:span text:style-name="T20">self.push(AtomicFlowStatement(assigns_to_register = 5, assignment_string = ‘this’))</text:span></text:p>
      <text:p text:style-name="P14">==&gt; 00000018: ==&gt; &lt;LoadConstString&gt;: &lt;Reg8: 4, string_id: 1813&gt; <text:s/># String: b'production' (String) <text:span text:style-name="T21">#</text:span><text:span text:style-name="T19"> </text:span><text:span text:style-name="T20">self.push(AtomicFlowStatement(assigns_to_register </text:span><text:span text:style-name="T21">= 4, assignment_string = ’"production"’))</text:span></text:p>
      <text:p text:style-name="P15">==&gt; 0000001c: ==&gt; &lt;GetById&gt;: &lt;Reg8: 0, Reg8: 5, UInt8: 1, string_id: 17566&gt; <text:s/># String: b'nativePerformanceNow' (Identifier) <text:span text:style-name="T22"># </text:span><text:span text:style-name="T20">self.push(AtomicFlowStatement(assigns_to_register </text:span><text:span text:style-name="T21">= </text:span><text:span text:style-name="T22">0, assignment_string = ‘</text:span><text:span text:style-name="T26">r</text:span><text:span text:style-name="T50">5</text:span><text:span text:style-name="T23">.nativePerformanceNow’, </text:span><text:span text:style-name="T24">reads_registers = {</text:span><text:span text:style-name="T41">5</text:span><text:span text:style-name="T24">}, registers_referenced_at_in_assignment_string</text:span><text:span text:style-name="T26">=[</text:span><text:span text:style-name="T27">(</text:span><text:span text:style-name="T26">0, 2, </text:span><text:span text:style-name="T50">5</text:span><text:span text:style-name="T27">)</text:span><text:span text:style-name="T26">]</text:span><text:span text:style-name="T24">)</text:span><text:span text:style-name="T25">)</text:span></text:p>
      <text:p text:style-name="P18">==&gt; 00000022: &lt;JmpTrue&gt;: &lt;Addr8: 23, Reg8: 0&gt; <text:s/># Address: 00000039 <text:s/><text:span text:style-name="T41"># if(!this.nativePerformanceNow) {</text:span></text:p>
      <text:p text:style-name="P20">==&gt; 00000025: &lt;GetGlobalObject&gt;: &lt;Reg8: 0&gt; <text:s/><text:span text:style-name="T19"># </text:span><text:span text:style-name="T20">self.push(AtomicFlowStatement(assigns_to_register = </text:span><text:span text:style-name="T47">0</text:span><text:span text:style-name="T20">, assignment_string = ‘</text:span><text:span text:style-name="T47">global</text:span><text:span text:style-name="T20">’))</text:span></text:p>
      <text:p text:style-name="P21">==&gt; 00000027: &lt;TryGetById&gt;: &lt;Reg8: 1, Reg8: 0, UInt8: 2, string_id: 14&gt; <text:s/># String: b'Date' (Identifier) <text:s/><text:span text:style-name="T19"># </text:span><text:span text:style-name="T20">self.push(AtomicFlowStatement(assigns_to_register = </text:span><text:span text:style-name="T48">1</text:span><text:span text:style-name="T20">, assignment_string = ‘</text:span><text:span text:style-name="T49">r0.</text:span><text:span text:style-name="T52">Date</text:span><text:span text:style-name="T20">’</text:span><text:span text:style-name="T23">, </text:span><text:span text:style-name="T24">reads_registers = {</text:span><text:span text:style-name="T51">0</text:span><text:span text:style-name="T24">}, registers_referenced_at_in_assignment_string</text:span><text:span text:style-name="T26">=[</text:span><text:span text:style-name="T27">(</text:span><text:span text:style-name="T26">0, 2, </text:span><text:span text:style-name="T52">0</text:span><text:span text:style-name="T27">)</text:span><text:span text:style-name="T26">]</text:span><text:span text:style-name="T20">))</text:span></text:p>
      <text:p text:style-name="P22">==&gt; 0000002d: &lt;GetById&gt;: &lt;Reg8: 0, Reg8: 1, UInt8: 3, string_id: 11933&gt; <text:s/># String: b'now' (Identifier) <text:s/><text:span text:style-name="T19"># </text:span><text:span text:style-name="T20">self.push(AtomicFlowStatement(assigns_to_register = </text:span><text:span text:style-name="T47">0</text:span><text:span text:style-name="T20">, assignment_string = ‘</text:span><text:span text:style-name="T49">r1.now</text:span><text:span text:style-name="T20">’</text:span><text:span text:style-name="T23">, </text:span><text:span text:style-name="T24">reads_registers = {</text:span><text:span text:style-name="T51">0</text:span><text:span text:style-name="T24">}, registers_referenced_at_in_assignment_string</text:span><text:span text:style-name="T26">=[</text:span><text:span text:style-name="T27">(</text:span><text:span text:style-name="T26">0, 2, </text:span><text:span text:style-name="T53">1</text:span><text:span text:style-name="T27">)</text:span><text:span text:style-name="T26">]</text:span><text:span text:style-name="T20">))</text:span></text:p>
      <text:p text:style-name="P18">==&gt; 00000033: &lt;Call1&gt;: &lt;Reg8: 1, Reg8: 0, Reg8: 1&gt;</text:p>
      <text:p text:style-name="P18">==&gt; 00000037: &lt;Jmp&gt;: &lt;Addr8: 16&gt; <text:s/># Address: 00000047</text:p>
      <text:p text:style-name="P18">==&gt; 00000039: &lt;GetGlobalObject&gt;: &lt;Reg8: 0&gt;</text:p>
      <text:p text:style-name="P18">==&gt; 0000003b: &lt;TryGetById&gt;: &lt;Reg8: 2, Reg8: 0, UInt8: 1, string_id: 17566&gt; <text:s/># String: b'nativePerformanceNow' (Identifier)</text:p>
      <text:p text:style-name="P18">==&gt; 00000041: &lt;LoadConstUndefined&gt;: &lt;Reg8: 0&gt;</text:p>
      <text:p text:style-name="P18">==&gt; 00000043: &lt;Call1&gt;: &lt;Reg8: 1, Reg8: 2, Reg8: 0&gt;</text:p>
      <text:p text:style-name="P18">==&gt; 00000047: &lt;GetGlobalObject&gt;: &lt;Reg8: 0&gt;</text:p>
      <text:p text:style-name="P18">==&gt; 00000049: &lt;PutById&gt;: &lt;Reg8: 0, Reg8: 1, UInt8: 1, string_id: 15201&gt; <text:s/># String: b'__BUNDLE_START_TIME__' (Identifier)</text:p>
      <text:p text:style-name="P18">==&gt; 0000004f: &lt;LoadConstFalse&gt;: &lt;Reg8: 1&gt;</text:p>
      <text:p text:style-name="P18">==&gt; 00000051: &lt;PutById&gt;: &lt;Reg8: 0, Reg8: 1, UInt8: 2, string_id: 11035&gt; <text:s/># String: b'__DEV__' (Identifier)</text:p>
      <text:p text:style-name="P18">==&gt; 00000057: &lt;GetByIdShort&gt;: &lt;Reg8: 1, Reg8: 5, UInt8: 4, string_id: 204&gt; <text:s/># String: b'process' (Identifier)</text:p>
      <text:p text:style-name="P18"><text:soft-page-break/>==&gt; 0000005c: &lt;JmpTrue&gt;: &lt;Addr8: 5, Reg8: 1&gt; <text:s/># Address: 00000061</text:p>
      <text:p text:style-name="P18">==&gt; 0000005f: &lt;NewObject&gt;: &lt;Reg8: 1&gt;</text:p>
      <text:p text:style-name="P18">==&gt; 00000061: &lt;PutById&gt;: &lt;Reg8: 0, Reg8: 1, UInt8: 3, string_id: 204&gt; <text:s/># String: b'process' (Identifier)</text:p>
      <text:p text:style-name="P18">==&gt; 00000067: &lt;LoadConstString&gt;: &lt;Reg8: 1, string_id: 10942&gt; <text:s/># String: b'' (Identifier)</text:p>
      <text:p text:style-name="P18">==&gt; 0000006b: &lt;PutById&gt;: &lt;Reg8: 0, Reg8: 1, UInt8: 4, string_id: 11049&gt; <text:s/># String: b'__METRO_GLOBAL_PREFIX__' (Identifier)</text:p>
      <text:p text:style-name="P18">==&gt; 00000071: &lt;GetByIdShort&gt;: &lt;Reg8: 2, Reg8: 0, UInt8: 4, string_id: 204&gt; <text:s/># String: b'process' (Identifier)</text:p>
      <text:p text:style-name="P18">==&gt; 00000076: &lt;GetByIdShort&gt;: &lt;Reg8: 1, Reg8: 0, UInt8: 4, string_id: 204&gt; <text:s/># String: b'process' (Identifier)</text:p>
      <text:p text:style-name="P18">==&gt; 0000007b: &lt;GetById&gt;: &lt;Reg8: 1, Reg8: 1, UInt8: 5, string_id: 11042&gt; <text:s/># String: b'env' (Identifier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8:35:04.671198997</meta:creation-date>
    <dc:date>2022-11-09T15:13:38.734416070</dc:date>
    <meta:editing-duration>P10DT20H45M35S</meta:editing-duration>
    <meta:editing-cycles>120</meta:editing-cycles>
    <meta:generator>LibreOffice/7.3.6.2$Linux_X86_64 LibreOffice_project/30$Build-2</meta:generator>
    <meta:document-statistic meta:table-count="0" meta:image-count="0" meta:object-count="0" meta:page-count="3" meta:paragraph-count="47" meta:word-count="825" meta:character-count="7011" meta:non-whitespace-character-count="6195"/>
  </office:meta>
</office:document-meta>
</file>